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e62" officeooo:paragraph-rsid="0008ee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→ Após sincronizada a sua branch main, tire uma nova branch para o exercício </text:p>
      <text:p text:style-name="P1">2 → Crie um novo projeto na pasta atividades com o nome Atividade_240304</text:p>
      <text:p text:style-name="P1">3 → Crie um programa em C# que seja capaz de realizar as quatro operações aritméticas básicas</text:p>
      <text:p text:style-name="P1"><text:tab/>a) Leia o primeiro operando;</text:p>
      <text:p text:style-name="P1"><text:tab/>b) Leia o operador aritmético;</text:p>
      <text:p text:style-name="P1"><text:tab/>c) Leia o segundo número;</text:p>
      <text:p text:style-name="P1">Identifique qual operação foi solicitada pelo usuário, permitindo trabalhar com números reais, inteiros, processe e exiba o resultado.</text:p>
      <text:p text:style-name="P1"/>
      <text:p text:style-name="P1">Ao final, envie a branch para o GitHub e abra um PullReques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21:14:19.097715665</meta:creation-date>
    <dc:date>2024-03-04T21:51:30.565403190</dc:date>
    <meta:editing-duration>PT37M11S</meta:editing-duration>
    <meta:editing-cycles>1</meta:editing-cycles>
    <meta:document-statistic meta:table-count="0" meta:image-count="0" meta:object-count="0" meta:page-count="1" meta:paragraph-count="8" meta:word-count="90" meta:character-count="525" meta:non-whitespace-character-count="439"/>
    <meta:generator>LibreOffice/7.6.5.2$Linux_X86_64 LibreOffice_project/60$Build-2</meta:generator>
  </office:meta>
</office:document-meta>
</file>